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9"/>
    <style:style style:name="ce13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4" table:default-cell-style-name="ce5"/>
        <table:table-column table:style-name="co3" table:default-cell-style-name="ce6"/>
        <table:table-column table:style-name="co4" table:default-cell-style-name="ce10"/>
        <table:table-column table:style-name="co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number-columns-repeated="2" table:default-cell-style-name="ce5"/>
        <table:table-column table:style-name="co4" table:default-cell-style-name="ce10"/>
        <table:table-column table:style-name="co2" table:default-cell-style-name="ce5"/>
        <table:table-column table:style-name="co2" table:default-cell-style-name="ce7"/>
        <table:table-column table:style-name="co4" table:default-cell-style-name="ce10"/>
        <table:table-column table:style-name="co5" table:default-cell-style-name="ce14"/>
        <table:table-column table:style-name="co6" table:number-columns-repeated="2" table:default-cell-style-name="ce16"/>
        <table:table-column table:style-name="co6" table:number-columns-repeated="2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2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SW1</text:p>
          </table:table-cell>
          <table:table-cell table:style-name="ce4" office:value-type="string">
            <text:p>SW2</text:p>
          </table:table-cell>
          <table:table-cell table:style-name="ce4" office:value-type="string">
            <text:p>SW3</text:p>
          </table:table-cell>
          <table:table-cell table:style-name="ce4" office:value-type="string">
            <text:p>SW4</text:p>
          </table:table-cell>
          <table:table-cell office:value-type="string">
            <text:p>SW Final</text:p>
          </table:table-cell>
          <table:table-cell table:style-name="ce9"/>
          <table:table-cell table:style-name="ce11" office:value-type="string">
            <text:p>E</text:p>
          </table:table-cell>
          <table:table-cell office:value-type="string">
            <text:p>Exam Final</text:p>
          </table:table-cell>
          <table:table-cell table:style-name="ce9"/>
          <table:table-cell table:style-name="ce11" office:value-type="string">
            <text:p>CP1</text:p>
          </table:table-cell>
          <table:table-cell table:style-name="ce11" office:value-type="string">
            <text:p>CP2</text:p>
          </table:table-cell>
          <table:table-cell table:style-name="ce6" office:value-type="string">
            <text:p>CP Final</text:p>
          </table:table-cell>
          <table:table-cell table:style-name="ce9"/>
          <table:table-cell table:style-name="ce11" office:value-type="string">
            <text:p>LW1</text:p>
          </table:table-cell>
          <table:table-cell table:style-name="ce11" office:value-type="string">
            <text:p>LW2</text:p>
          </table:table-cell>
          <table:table-cell table:style-name="ce6" office:value-type="string">
            <text:p>LW Final</text:p>
          </table:table-cell>
          <table:table-cell table:style-name="ce9"/>
          <table:table-cell table:style-name="ce11" office:value-type="string">
            <text:p>P1</text:p>
          </table:table-cell>
          <table:table-cell table:style-name="ce11" office:value-type="string">
            <text:p>P2</text:p>
          </table:table-cell>
          <table:table-cell table:style-name="ce6" office:value-type="string">
            <text:p>P Final</text:p>
          </table:table-cell>
          <table:table-cell table:style-name="ce9"/>
          <table:table-cell table:style-name="ce4" office:value-type="string">
            <text:p>IM</text:p>
          </table:table-cell>
          <table:table-cell table:style-name="ce6" office:value-type="string">
            <text:p>IM Final</text:p>
          </table:table-cell>
          <table:table-cell table:style-name="ce9"/>
          <table:table-cell table:style-name="ce13" office:value-type="string">
            <text:p>Final Grade</text:p>
          </table:table-cell>
          <table:table-cell office:value-type="string">
            <text:p>Final Grade</text:p>
          </table:table-cell>
          <table:table-cell office:value-type="string">
            <text:p>Submit Grade</text:p>
          </table:table-cell>
          <table:table-cell table:style-name="ce16" office:value-type="string">
            <text:p>GPA</text:p>
          </table:table-cell>
          <table:table-cell table:style-name="ce16" office:value-type="string">
            <text:p>Submit GPA</text:p>
          </table:table-cell>
          <table:table-cell table:style-name="ce9"/>
          <table:table-cell table:style-name="ce18" office:value-type="string">
            <text:p>Letter Grade</text:p>
          </table:table-cell>
          <table:table-cell table:style-name="ce21" office:value-type="string">
            <text:p>Numerical Grade</text:p>
          </table:table-cell>
          <table:table-cell table:style-name="ce9"/>
          <table:table-cell table:style-name="ce18" office:value-type="string">
            <text:p>Letter Grade</text:p>
          </table:table-cell>
          <table:table-cell table:style-name="ce21" office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>
            <text:p>Almog Boanos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table:number-columns-repeated="2" office:value-type="string">
            <text:p>B+</text:p>
          </table:table-cell>
          <table:table-cell table:style-name="ce7" table:formula="of:=(SUM(VLOOKUP([.B2]; [.$AF$2:.$AG$14]; 2; 0); VLOOKUP([.C2]; [.$AF$2:.$AG$14]; 2; 0); VLOOKUP([.D2]; [.$AF$2:.$AG$14]; 2; 0); VLOOKUP([.E2]; [.$AF$2:.$AG$14]; 2; 0)))/400*0.4" office:value-type="float" office:value="0.347">
            <text:p>0.34700</text:p>
          </table:table-cell>
          <table:table-cell/>
          <table:table-cell table:style-name="ce5" office:value-type="float" office:value="74">
            <text:p>74</text:p>
          </table:table-cell>
          <table:table-cell table:style-name="ce7" table:formula="of:=[.H2]/80*0.1" office:value-type="float" office:value="0.0925">
            <text:p>0.0925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K2]; [.$AF$2:.$AG$14]; 2; 0); VLOOKUP([.L2]; [.$AF$2:.$AG$14]; 2; 0))/200*0.1" office:value-type="float" office:value="0.096">
            <text:p>0.096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table:formula="of:=SUM(VLOOKUP([.O2]; [.$AF$2:.$AG$14]; 2; 0); VLOOKUP([.P2]; [.$AF$2:.$AG$14]; 2; 0))/200*0.15" office:value-type="float" office:value="0.132">
            <text:p>0.13200</text:p>
          </table:table-cell>
          <table:table-cell/>
          <table:table-cell table:style-name="ce5" office:value-type="string">
            <text:p>B+</text:p>
          </table:table-cell>
          <table:table-cell office:value-type="string">
            <text:p>B+</text:p>
          </table:table-cell>
          <table:table-cell table:style-name="ce7" table:formula="of:=SUM(VLOOKUP([.S2]; [.$AF$2:.$AG$14]; 2; 0); VLOOKUP([.T2]; [.$AF$2:.$AG$14]; 2; 0))/200*0.15" office:value-type="float" office:value="0.1335">
            <text:p>0.13350</text:p>
          </table:table-cell>
          <table:table-cell/>
          <table:table-cell office:value-type="float" office:value="60">
            <text:p>60</text:p>
          </table:table-cell>
          <table:table-cell table:formula="of:=MIN([.W2]; 120) / 60 * 0.1" office:value-type="float" office:value="0.1">
            <text:p>0.10000</text:p>
          </table:table-cell>
          <table:table-cell/>
          <table:table-cell table:style-name="ce13" table:formula="of:=[.F2] + [.I2] + [.M2] + [.Q2] +  [.U2] + [.X2]" office:value-type="float" office:value="0.901">
            <text:p>0.90100</text:p>
          </table:table-cell>
          <table:table-cell table:formula="of:=IF([.Z2]&gt;=0.9875;&quot;A+&quot;;  IF([.Z2]&gt;=0.96; &quot;A&quot;; IF([.Z2]&gt;=0.93; &quot;A-&quot;; IF([.Z2]&gt;=0.89; &quot;B+&quot;; IF([.Z2]&gt;=0.86;&quot;B&quot;; IF([.Z2]&gt;=0.83; &quot;B-&quot;; IF([.Z2]&gt;=79; &quot;C+&quot;; IF([.Z2]&gt;=0.76;&quot;C&quot;; IF([.Z2]&gt;=0.73; &quot;C-&quot;; IF([.Z2]&gt;=0.69; &quot;D+&quot;; IF([.Z2]&gt;=0.66;&quot;D&quot;; IF([.Z2]&gt;=0.63; &quot;D-&quot;; &quot;F&quot;))))))))))))" office:value-type="string" office:string-value="B+">
            <text:p>B+</text:p>
          </table:table-cell>
          <table:table-cell table:style-name="ce17" table:formula="of:=IF([.Z2]&gt;=0.9875;&quot;A+&quot;;  IF([.Z2]&gt;=0.94; &quot;A&quot;; IF([.Z2]&gt;=0.9; &quot;A-&quot;; IF([.Z2]&gt;=0.87; &quot;B+&quot;; IF([.Z2]&gt;=0.84;&quot;B&quot;; IF([.Z2]&gt;=0.8; &quot;B-&quot;; IF([.Z2]&gt;=0.77; &quot;C+&quot;; IF([.Z2]&gt;=0.74;&quot;C&quot;; IF([.Z2]&gt;=0.7; &quot;C-&quot;; IF([.Z2]&gt;=0.67; &quot;D+&quot;; IF([.Z2]&gt;=0.64;&quot;D&quot;; IF([.Z2]&gt;=0.6; &quot;D-&quot;; &quot;F&quot;))))))))))))" office:value-type="string" office:string-value="A-">
            <text:p>A-</text:p>
          </table:table-cell>
          <table:table-cell table:style-name="ce16" table:formula="of:=VLOOKUP([.AA2]; [.$AI$2:.$AJ$14]; 2; 0)" office:value-type="float" office:value="3.3">
            <text:p>3.3</text:p>
          </table:table-cell>
          <table:table-cell table:style-name="ce16" table:formula="of:=VLOOKUP([.AB2]; [.$AI$2:.$AJ$14]; 2; 0)" office:value-type="float" office:value="3.7">
            <text:p>3.7</text:p>
          </table:table-cell>
          <table:table-cell/>
          <table:table-cell office:value-type="string">
            <text:p>A+</text:p>
          </table:table-cell>
          <table:table-cell office:value-type="float" office:value="98.75">
            <text:p>98.75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hristopher DeNelle</text:p>
          </table:table-cell>
          <table:table-cell office:value-type="string">
            <text:p>B-</text:p>
          </table:table-cell>
          <table:table-cell table:number-columns-repeated="2" office:value-type="string">
            <text:p>B+</text:p>
          </table:table-cell>
          <table:table-cell office:value-type="string">
            <text:p>A-</text:p>
          </table:table-cell>
          <table:table-cell table:style-name="ce7" table:formula="of:=(SUM(VLOOKUP([.B3]; [.$AF$2:.$AG$14]; 2; 0); VLOOKUP([.C3]; [.$AF$2:.$AG$14]; 2; 0); VLOOKUP([.D3]; [.$AF$2:.$AG$14]; 2; 0); VLOOKUP([.E3]; [.$AF$2:.$AG$14]; 2; 0)))/400*0.4" office:value-type="float" office:value="0.354">
            <text:p>0.35400</text:p>
          </table:table-cell>
          <table:table-cell/>
          <table:table-cell table:style-name="ce5" office:value-type="float" office:value="74">
            <text:p>74</text:p>
          </table:table-cell>
          <table:table-cell table:style-name="ce7" table:formula="of:=[.H3]/80*0.1" office:value-type="float" office:value="0.0925">
            <text:p>0.0925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7" table:formula="of:=SUM(VLOOKUP([.K3]; [.$AF$2:.$AG$14]; 2; 0); VLOOKUP([.L3]; [.$AF$2:.$AG$14]; 2; 0))/200*0.1" office:value-type="float" office:value="0.0895">
            <text:p>0.08950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7" table:formula="of:=SUM(VLOOKUP([.O3]; [.$AF$2:.$AG$14]; 2; 0); VLOOKUP([.P3]; [.$AF$2:.$AG$14]; 2; 0))/200*0.15" office:value-type="float" office:value="0.1365">
            <text:p>0.13650</text:p>
          </table:table-cell>
          <table:table-cell/>
          <table:table-cell table:style-name="ce5" office:value-type="string">
            <text:p>A-</text:p>
          </table:table-cell>
          <table:table-cell office:value-type="string">
            <text:p>B</text:p>
          </table:table-cell>
          <table:table-cell table:style-name="ce7" table:formula="of:=SUM(VLOOKUP([.S3]; [.$AF$2:.$AG$14]; 2; 0); VLOOKUP([.T3]; [.$AF$2:.$AG$14]; 2; 0))/200*0.15" office:value-type="float" office:value="0.13425">
            <text:p>0.13425</text:p>
          </table:table-cell>
          <table:table-cell/>
          <table:table-cell office:value-type="float" office:value="60">
            <text:p>60</text:p>
          </table:table-cell>
          <table:table-cell table:formula="of:=MIN([.W3]; 120) / 60 * 0.1" office:value-type="float" office:value="0.1">
            <text:p>0.10000</text:p>
          </table:table-cell>
          <table:table-cell/>
          <table:table-cell table:style-name="ce13" table:formula="of:=[.F3] + [.I3] + [.M3] + [.Q3] +  [.U3] + [.X3]" office:value-type="float" office:value="0.90675">
            <text:p>0.90675</text:p>
          </table:table-cell>
          <table:table-cell table:formula="of:=IF([.Z3]&gt;=0.9875;&quot;A+&quot;;  IF([.Z3]&gt;=0.96; &quot;A&quot;; IF([.Z3]&gt;=0.93; &quot;A-&quot;; IF([.Z3]&gt;=0.89; &quot;B+&quot;; IF([.Z3]&gt;=0.86;&quot;B&quot;; IF([.Z3]&gt;=0.83; &quot;B-&quot;; IF([.Z3]&gt;=79; &quot;C+&quot;; IF([.Z3]&gt;=0.76;&quot;C&quot;; IF([.Z3]&gt;=0.73; &quot;C-&quot;; IF([.Z3]&gt;=0.69; &quot;D+&quot;; IF([.Z3]&gt;=0.66;&quot;D&quot;; IF([.Z3]&gt;=0.63; &quot;D-&quot;; &quot;F&quot;))))))))))))" office:value-type="string" office:string-value="B+">
            <text:p>B+</text:p>
          </table:table-cell>
          <table:table-cell table:style-name="ce17" table:formula="of:=IF([.Z3]&gt;=0.9875;&quot;A+&quot;;  IF([.Z3]&gt;=0.94; &quot;A&quot;; IF([.Z3]&gt;=0.9; &quot;A-&quot;; IF([.Z3]&gt;=0.87; &quot;B+&quot;; IF([.Z3]&gt;=0.84;&quot;B&quot;; IF([.Z3]&gt;=0.8; &quot;B-&quot;; IF([.Z3]&gt;=0.77; &quot;C+&quot;; IF([.Z3]&gt;=0.74;&quot;C&quot;; IF([.Z3]&gt;=0.7; &quot;C-&quot;; IF([.Z3]&gt;=0.67; &quot;D+&quot;; IF([.Z3]&gt;=0.64;&quot;D&quot;; IF([.Z3]&gt;=0.6; &quot;D-&quot;; &quot;F&quot;))))))))))))" office:value-type="string" office:string-value="A-">
            <text:p>A-</text:p>
          </table:table-cell>
          <table:table-cell table:style-name="ce16" table:formula="of:=VLOOKUP([.AA3]; [.$AI$2:.$AJ$14]; 2; 0)" office:value-type="float" office:value="3.3">
            <text:p>3.3</text:p>
          </table:table-cell>
          <table:table-cell table:style-name="ce16" table:formula="of:=VLOOKUP([.AB3]; [.$AI$2:.$AJ$14]; 2; 0)" office:value-type="float" office:value="3.7">
            <text:p>3.7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table:formula="of:=(SUM(VLOOKUP([.B4]; [.$AF$2:.$AG$14]; 2; 0); VLOOKUP([.C4]; [.$AF$2:.$AG$14]; 2; 0); VLOOKUP([.D4]; [.$AF$2:.$AG$14]; 2; 0); VLOOKUP([.E4]; [.$AF$2:.$AG$14]; 2; 0)))/400*0.4" office:value-type="float" office:value="0.377">
            <text:p>0.37700</text:p>
          </table:table-cell>
          <table:table-cell/>
          <table:table-cell table:style-name="ce5" office:value-type="float" office:value="76">
            <text:p>76</text:p>
          </table:table-cell>
          <table:table-cell table:style-name="ce7" table:formula="of:=[.H4]/80*0.1" office:value-type="float" office:value="0.095">
            <text:p>0.095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7" table:formula="of:=SUM(VLOOKUP([.K4]; [.$AF$2:.$AG$14]; 2; 0); VLOOKUP([.L4]; [.$AF$2:.$AG$14]; 2; 0))/200*0.1" office:value-type="float" office:value="0.091">
            <text:p>0.091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O4]; [.$AF$2:.$AG$14]; 2; 0); VLOOKUP([.P4]; [.$AF$2:.$AG$14]; 2; 0))/200*0.15" office:value-type="float" office:value="0.144">
            <text:p>0.14400</text:p>
          </table:table-cell>
          <table:table-cell/>
          <table:table-cell table:style-name="ce5" office:value-type="string">
            <text:p>A</text:p>
          </table:table-cell>
          <table:table-cell office:value-type="string">
            <text:p>B+</text:p>
          </table:table-cell>
          <table:table-cell table:style-name="ce7" table:formula="of:=SUM(VLOOKUP([.S4]; [.$AF$2:.$AG$14]; 2; 0); VLOOKUP([.T4]; [.$AF$2:.$AG$14]; 2; 0))/200*0.15" office:value-type="float" office:value="0.13875">
            <text:p>0.13875</text:p>
          </table:table-cell>
          <table:table-cell/>
          <table:table-cell office:value-type="float" office:value="60">
            <text:p>60</text:p>
          </table:table-cell>
          <table:table-cell table:formula="of:=MIN([.W4]; 120) / 60 * 0.1" office:value-type="float" office:value="0.1">
            <text:p>0.10000</text:p>
          </table:table-cell>
          <table:table-cell/>
          <table:table-cell table:style-name="ce13" table:formula="of:=[.F4] + [.I4] + [.M4] + [.Q4] +  [.U4] + [.X4]" office:value-type="float" office:value="0.94575">
            <text:p>0.94575</text:p>
          </table:table-cell>
          <table:table-cell table:formula="of:=IF([.Z4]&gt;=0.9875;&quot;A+&quot;;  IF([.Z4]&gt;=0.96; &quot;A&quot;; IF([.Z4]&gt;=0.93; &quot;A-&quot;; IF([.Z4]&gt;=0.89; &quot;B+&quot;; IF([.Z4]&gt;=0.86;&quot;B&quot;; IF([.Z4]&gt;=0.83; &quot;B-&quot;; IF([.Z4]&gt;=79; &quot;C+&quot;; IF([.Z4]&gt;=0.76;&quot;C&quot;; IF([.Z4]&gt;=0.73; &quot;C-&quot;; IF([.Z4]&gt;=0.69; &quot;D+&quot;; IF([.Z4]&gt;=0.66;&quot;D&quot;; IF([.Z4]&gt;=0.63; &quot;D-&quot;; &quot;F&quot;))))))))))))" office:value-type="string" office:string-value="A-">
            <text:p>A-</text:p>
          </table:table-cell>
          <table:table-cell table:style-name="ce17" table:formula="of:=IF([.Z4]&gt;=0.9875;&quot;A+&quot;;  IF([.Z4]&gt;=0.94; &quot;A&quot;; IF([.Z4]&gt;=0.9; &quot;A-&quot;; IF([.Z4]&gt;=0.87; &quot;B+&quot;; IF([.Z4]&gt;=0.84;&quot;B&quot;; IF([.Z4]&gt;=0.8; &quot;B-&quot;; IF([.Z4]&gt;=0.77; &quot;C+&quot;; IF([.Z4]&gt;=0.74;&quot;C&quot;; IF([.Z4]&gt;=0.7; &quot;C-&quot;; IF([.Z4]&gt;=0.67; &quot;D+&quot;; IF([.Z4]&gt;=0.64;&quot;D&quot;; IF([.Z4]&gt;=0.6; &quot;D-&quot;; &quot;F&quot;))))))))))))" office:value-type="string" office:string-value="A">
            <text:p>A</text:p>
          </table:table-cell>
          <table:table-cell table:style-name="ce16" table:formula="of:=VLOOKUP([.AA4]; [.$AI$2:.$AJ$14]; 2; 0)" office:value-type="float" office:value="3.7">
            <text:p>3.7</text:p>
          </table:table-cell>
          <table:table-cell table:style-name="ce16" table:formula="of:=VLOOKUP([.AB4]; [.$AI$2:.$AJ$14]; 2; 0)" office:value-type="float" office:value="4">
            <text:p>4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Douglas Hanley</text:p>
          </table:table-cell>
          <table:table-cell office:value-type="string">
            <text:p>C-</text:p>
          </table:table-cell>
          <table:table-cell office:value-type="string">
            <text:p>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table:style-name="ce7" table:formula="of:=(SUM(VLOOKUP([.B5]; [.$AF$2:.$AG$14]; 2; 0); VLOOKUP([.C5]; [.$AF$2:.$AG$14]; 2; 0); VLOOKUP([.D5]; [.$AF$2:.$AG$14]; 2; 0); VLOOKUP([.E5]; [.$AF$2:.$AG$14]; 2; 0)))/400*0.4" office:value-type="float" office:value="0.311">
            <text:p>0.31100</text:p>
          </table:table-cell>
          <table:table-cell/>
          <table:table-cell table:style-name="ce5" office:value-type="float" office:value="68">
            <text:p>68</text:p>
          </table:table-cell>
          <table:table-cell table:style-name="ce7" table:formula="of:=[.H5]/80*0.1" office:value-type="float" office:value="0.085">
            <text:p>0.085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7" table:formula="of:=SUM(VLOOKUP([.K5]; [.$AF$2:.$AG$14]; 2; 0); VLOOKUP([.L5]; [.$AF$2:.$AG$14]; 2; 0))/200*0.1" office:value-type="float" office:value="0.091">
            <text:p>0.09100</text:p>
          </table:table-cell>
          <table:table-cell/>
          <table:table-cell table:style-name="ce5" office:value-type="string">
            <text:p>C-</text:p>
          </table:table-cell>
          <table:table-cell table:style-name="ce5" office:value-type="string">
            <text:p>B-</text:p>
          </table:table-cell>
          <table:table-cell table:style-name="ce7" table:formula="of:=SUM(VLOOKUP([.O5]; [.$AF$2:.$AG$14]; 2; 0); VLOOKUP([.P5]; [.$AF$2:.$AG$14]; 2; 0))/200*0.15" office:value-type="float" office:value="0.117">
            <text:p>0.11700</text:p>
          </table:table-cell>
          <table:table-cell/>
          <table:table-cell table:style-name="ce5" office:value-type="string">
            <text:p>B-</text:p>
          </table:table-cell>
          <table:table-cell office:value-type="string">
            <text:p>B-</text:p>
          </table:table-cell>
          <table:table-cell table:style-name="ce7" table:formula="of:=SUM(VLOOKUP([.S5]; [.$AF$2:.$AG$14]; 2; 0); VLOOKUP([.T5]; [.$AF$2:.$AG$14]; 2; 0))/200*0.15" office:value-type="float" office:value="0.1245">
            <text:p>0.12450</text:p>
          </table:table-cell>
          <table:table-cell/>
          <table:table-cell office:value-type="float" office:value="60">
            <text:p>60</text:p>
          </table:table-cell>
          <table:table-cell table:formula="of:=MIN([.W5]; 120) / 60 * 0.1" office:value-type="float" office:value="0.1">
            <text:p>0.10000</text:p>
          </table:table-cell>
          <table:table-cell/>
          <table:table-cell table:style-name="ce13" table:formula="of:=[.F5] + [.I5] + [.M5] + [.Q5] +  [.U5] + [.X5]" office:value-type="float" office:value="0.8285">
            <text:p>0.82850</text:p>
          </table:table-cell>
          <table:table-cell table:formula="of:=IF([.Z5]&gt;=0.9875;&quot;A+&quot;;  IF([.Z5]&gt;=0.96; &quot;A&quot;; IF([.Z5]&gt;=0.93; &quot;A-&quot;; IF([.Z5]&gt;=0.89; &quot;B+&quot;; IF([.Z5]&gt;=0.86;&quot;B&quot;; IF([.Z5]&gt;=0.83; &quot;B-&quot;; IF([.Z5]&gt;=79; &quot;C+&quot;; IF([.Z5]&gt;=0.76;&quot;C&quot;; IF([.Z5]&gt;=0.73; &quot;C-&quot;; IF([.Z5]&gt;=0.69; &quot;D+&quot;; IF([.Z5]&gt;=0.66;&quot;D&quot;; IF([.Z5]&gt;=0.63; &quot;D-&quot;; &quot;F&quot;))))))))))))" office:value-type="string" office:string-value="C">
            <text:p>C</text:p>
          </table:table-cell>
          <table:table-cell table:style-name="ce17" table:formula="of:=IF([.Z5]&gt;=0.9875;&quot;A+&quot;;  IF([.Z5]&gt;=0.94; &quot;A&quot;; IF([.Z5]&gt;=0.9; &quot;A-&quot;; IF([.Z5]&gt;=0.87; &quot;B+&quot;; IF([.Z5]&gt;=0.84;&quot;B&quot;; IF([.Z5]&gt;=0.8; &quot;B-&quot;; IF([.Z5]&gt;=0.77; &quot;C+&quot;; IF([.Z5]&gt;=0.74;&quot;C&quot;; IF([.Z5]&gt;=0.7; &quot;C-&quot;; IF([.Z5]&gt;=0.67; &quot;D+&quot;; IF([.Z5]&gt;=0.64;&quot;D&quot;; IF([.Z5]&gt;=0.6; &quot;D-&quot;; &quot;F&quot;))))))))))))" office:value-type="string" office:string-value="B-">
            <text:p>B-</text:p>
          </table:table-cell>
          <table:table-cell table:style-name="ce16" table:formula="of:=VLOOKUP([.AA5]; [.$AI$2:.$AJ$14]; 2; 0)" office:value-type="float" office:value="2">
            <text:p>2</text:p>
          </table:table-cell>
          <table:table-cell table:style-name="ce16" table:formula="of:=VLOOKUP([.AB5]; [.$AI$2:.$AJ$14]; 2; 0)" office:value-type="float" office:value="2.7">
            <text:p>2.7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Lucas Hawk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7" table:formula="of:=(SUM(VLOOKUP([.B6]; [.$AF$2:.$AG$14]; 2; 0); VLOOKUP([.C6]; [.$AF$2:.$AG$14]; 2; 0); VLOOKUP([.D6]; [.$AF$2:.$AG$14]; 2; 0); VLOOKUP([.E6]; [.$AF$2:.$AG$14]; 2; 0)))/400*0.4" office:value-type="float" office:value="0.381">
            <text:p>0.38100</text:p>
          </table:table-cell>
          <table:table-cell/>
          <table:table-cell table:style-name="ce5" office:value-type="float" office:value="74">
            <text:p>74</text:p>
          </table:table-cell>
          <table:table-cell table:style-name="ce7" table:formula="of:=[.H6]/80*0.1" office:value-type="float" office:value="0.0925">
            <text:p>0.0925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7" table:formula="of:=SUM(VLOOKUP([.K6]; [.$AF$2:.$AG$14]; 2; 0); VLOOKUP([.L6]; [.$AF$2:.$AG$14]; 2; 0))/200*0.1" office:value-type="float" office:value="0.0895">
            <text:p>0.0895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O6]; [.$AF$2:.$AG$14]; 2; 0); VLOOKUP([.P6]; [.$AF$2:.$AG$14]; 2; 0))/200*0.15" office:value-type="float" office:value="0.144">
            <text:p>0.14400</text:p>
          </table:table-cell>
          <table:table-cell/>
          <table:table-cell table:style-name="ce5" office:value-type="string">
            <text:p>B+</text:p>
          </table:table-cell>
          <table:table-cell office:value-type="string">
            <text:p>B+</text:p>
          </table:table-cell>
          <table:table-cell table:style-name="ce7" table:formula="of:=SUM(VLOOKUP([.S6]; [.$AF$2:.$AG$14]; 2; 0); VLOOKUP([.T6]; [.$AF$2:.$AG$14]; 2; 0))/200*0.15" office:value-type="float" office:value="0.1335">
            <text:p>0.13350</text:p>
          </table:table-cell>
          <table:table-cell/>
          <table:table-cell office:value-type="float" office:value="30">
            <text:p>30</text:p>
          </table:table-cell>
          <table:table-cell table:formula="of:=MIN([.W6]; 120) / 60 * 0.1" office:value-type="float" office:value="0.05">
            <text:p>0.05000</text:p>
          </table:table-cell>
          <table:table-cell/>
          <table:table-cell table:style-name="ce13" table:formula="of:=[.F6] + [.I6] + [.M6] + [.Q6] +  [.U6] + [.X6]" office:value-type="float" office:value="0.8905">
            <text:p>0.89050</text:p>
          </table:table-cell>
          <table:table-cell table:formula="of:=IF([.Z6]&gt;=0.9875;&quot;A+&quot;;  IF([.Z6]&gt;=0.96; &quot;A&quot;; IF([.Z6]&gt;=0.93; &quot;A-&quot;; IF([.Z6]&gt;=0.89; &quot;B+&quot;; IF([.Z6]&gt;=0.86;&quot;B&quot;; IF([.Z6]&gt;=0.83; &quot;B-&quot;; IF([.Z6]&gt;=79; &quot;C+&quot;; IF([.Z6]&gt;=0.76;&quot;C&quot;; IF([.Z6]&gt;=0.73; &quot;C-&quot;; IF([.Z6]&gt;=0.69; &quot;D+&quot;; IF([.Z6]&gt;=0.66;&quot;D&quot;; IF([.Z6]&gt;=0.63; &quot;D-&quot;; &quot;F&quot;))))))))))))" office:value-type="string" office:string-value="B+">
            <text:p>B+</text:p>
          </table:table-cell>
          <table:table-cell table:style-name="ce17" table:formula="of:=IF([.Z6]&gt;=0.9875;&quot;A+&quot;;  IF([.Z6]&gt;=0.94; &quot;A&quot;; IF([.Z6]&gt;=0.9; &quot;A-&quot;; IF([.Z6]&gt;=0.87; &quot;B+&quot;; IF([.Z6]&gt;=0.84;&quot;B&quot;; IF([.Z6]&gt;=0.8; &quot;B-&quot;; IF([.Z6]&gt;=0.77; &quot;C+&quot;; IF([.Z6]&gt;=0.74;&quot;C&quot;; IF([.Z6]&gt;=0.7; &quot;C-&quot;; IF([.Z6]&gt;=0.67; &quot;D+&quot;; IF([.Z6]&gt;=0.64;&quot;D&quot;; IF([.Z6]&gt;=0.6; &quot;D-&quot;; &quot;F&quot;))))))))))))" office:value-type="string" office:string-value="B+">
            <text:p>B+</text:p>
          </table:table-cell>
          <table:table-cell table:style-name="ce16" table:formula="of:=VLOOKUP([.AA6]; [.$AI$2:.$AJ$14]; 2; 0)" office:value-type="float" office:value="3.3">
            <text:p>3.3</text:p>
          </table:table-cell>
          <table:table-cell table:style-name="ce16" table:formula="of:=VLOOKUP([.AB6]; [.$AI$2:.$AJ$14]; 2; 0)" office:value-type="float" office:value="3.3">
            <text:p>3.3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Nicholas Hesch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table:number-columns-repeated="2" office:value-type="string">
            <text:p>B-</text:p>
          </table:table-cell>
          <table:table-cell table:style-name="ce7" table:formula="of:=(SUM(VLOOKUP([.B7]; [.$AF$2:.$AG$14]; 2; 0); VLOOKUP([.C7]; [.$AF$2:.$AG$14]; 2; 0); VLOOKUP([.D7]; [.$AF$2:.$AG$14]; 2; 0); VLOOKUP([.E7]; [.$AF$2:.$AG$14]; 2; 0)))/400*0.4" office:value-type="float" office:value="0.322">
            <text:p>0.32200</text:p>
          </table:table-cell>
          <table:table-cell/>
          <table:table-cell table:style-name="ce5" office:value-type="float" office:value="73">
            <text:p>73</text:p>
          </table:table-cell>
          <table:table-cell table:style-name="ce7" table:formula="of:=[.H7]/80*0.1" office:value-type="float" office:value="0.09125">
            <text:p>0.09125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7" table:formula="of:=SUM(VLOOKUP([.K7]; [.$AF$2:.$AG$14]; 2; 0); VLOOKUP([.L7]; [.$AF$2:.$AG$14]; 2; 0))/200*0.1" office:value-type="float" office:value="0.0875">
            <text:p>0.0875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7" table:formula="of:=SUM(VLOOKUP([.O7]; [.$AF$2:.$AG$14]; 2; 0); VLOOKUP([.P7]; [.$AF$2:.$AG$14]; 2; 0))/200*0.15" office:value-type="float" office:value="0.13125">
            <text:p>0.13125</text:p>
          </table:table-cell>
          <table:table-cell/>
          <table:table-cell table:style-name="ce5" office:value-type="string">
            <text:p>B-</text:p>
          </table:table-cell>
          <table:table-cell office:value-type="string">
            <text:p>B</text:p>
          </table:table-cell>
          <table:table-cell table:style-name="ce7" table:formula="of:=SUM(VLOOKUP([.S7]; [.$AF$2:.$AG$14]; 2; 0); VLOOKUP([.T7]; [.$AF$2:.$AG$14]; 2; 0))/200*0.15" office:value-type="float" office:value="0.12675">
            <text:p>0.12675</text:p>
          </table:table-cell>
          <table:table-cell/>
          <table:table-cell office:value-type="float" office:value="50">
            <text:p>50</text:p>
          </table:table-cell>
          <table:table-cell table:formula="of:=MIN([.W7]; 120) / 60 * 0.1" office:value-type="float" office:value="0.0833333333333333">
            <text:p>0.08333</text:p>
          </table:table-cell>
          <table:table-cell/>
          <table:table-cell table:style-name="ce13" table:formula="of:=[.F7] + [.I7] + [.M7] + [.Q7] +  [.U7] + [.X7]" office:value-type="float" office:value="0.842083333333333">
            <text:p>0.84208</text:p>
          </table:table-cell>
          <table:table-cell table:formula="of:=IF([.Z7]&gt;=0.9875;&quot;A+&quot;;  IF([.Z7]&gt;=0.96; &quot;A&quot;; IF([.Z7]&gt;=0.93; &quot;A-&quot;; IF([.Z7]&gt;=0.89; &quot;B+&quot;; IF([.Z7]&gt;=0.86;&quot;B&quot;; IF([.Z7]&gt;=0.83; &quot;B-&quot;; IF([.Z7]&gt;=79; &quot;C+&quot;; IF([.Z7]&gt;=0.76;&quot;C&quot;; IF([.Z7]&gt;=0.73; &quot;C-&quot;; IF([.Z7]&gt;=0.69; &quot;D+&quot;; IF([.Z7]&gt;=0.66;&quot;D&quot;; IF([.Z7]&gt;=0.63; &quot;D-&quot;; &quot;F&quot;))))))))))))" office:value-type="string" office:string-value="B-">
            <text:p>B-</text:p>
          </table:table-cell>
          <table:table-cell table:style-name="ce17" table:formula="of:=IF([.Z7]&gt;=0.9875;&quot;A+&quot;;  IF([.Z7]&gt;=0.94; &quot;A&quot;; IF([.Z7]&gt;=0.9; &quot;A-&quot;; IF([.Z7]&gt;=0.87; &quot;B+&quot;; IF([.Z7]&gt;=0.84;&quot;B&quot;; IF([.Z7]&gt;=0.8; &quot;B-&quot;; IF([.Z7]&gt;=0.77; &quot;C+&quot;; IF([.Z7]&gt;=0.74;&quot;C&quot;; IF([.Z7]&gt;=0.7; &quot;C-&quot;; IF([.Z7]&gt;=0.67; &quot;D+&quot;; IF([.Z7]&gt;=0.64;&quot;D&quot;; IF([.Z7]&gt;=0.6; &quot;D-&quot;; &quot;F&quot;))))))))))))" office:value-type="string" office:string-value="B">
            <text:p>B</text:p>
          </table:table-cell>
          <table:table-cell table:style-name="ce16" table:formula="of:=VLOOKUP([.AA7]; [.$AI$2:.$AJ$14]; 2; 0)" office:value-type="float" office:value="2.7">
            <text:p>2.7</text:p>
          </table:table-cell>
          <table:table-cell table:style-name="ce16" table:formula="of:=VLOOKUP([.AB7]; [.$AI$2:.$AJ$14]; 2; 0)" office:value-type="float" office:value="3">
            <text:p>3</text:p>
          </table:table-cell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hillip Hesch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table:number-columns-repeated="2" office:value-type="string">
            <text:p>B-</text:p>
          </table:table-cell>
          <table:table-cell table:style-name="ce7" table:formula="of:=(SUM(VLOOKUP([.B8]; [.$AF$2:.$AG$14]; 2; 0); VLOOKUP([.C8]; [.$AF$2:.$AG$14]; 2; 0); VLOOKUP([.D8]; [.$AF$2:.$AG$14]; 2; 0); VLOOKUP([.E8]; [.$AF$2:.$AG$14]; 2; 0)))/400*0.4" office:value-type="float" office:value="0.325">
            <text:p>0.32500</text:p>
          </table:table-cell>
          <table:table-cell/>
          <table:table-cell table:style-name="ce5" office:value-type="float" office:value="76">
            <text:p>76</text:p>
          </table:table-cell>
          <table:table-cell table:style-name="ce7" table:formula="of:=[.H8]/80*0.1" office:value-type="float" office:value="0.095">
            <text:p>0.095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7" table:formula="of:=SUM(VLOOKUP([.K8]; [.$AF$2:.$AG$14]; 2; 0); VLOOKUP([.L8]; [.$AF$2:.$AG$14]; 2; 0))/200*0.1" office:value-type="float" office:value="0.0875">
            <text:p>0.0875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C+</text:p>
          </table:table-cell>
          <table:table-cell table:style-name="ce7" table:formula="of:=SUM(VLOOKUP([.O8]; [.$AF$2:.$AG$14]; 2; 0); VLOOKUP([.P8]; [.$AF$2:.$AG$14]; 2; 0))/200*0.15" office:value-type="float" office:value="0.126">
            <text:p>0.12600</text:p>
          </table:table-cell>
          <table:table-cell/>
          <table:table-cell table:style-name="ce5" office:value-type="string">
            <text:p>B+</text:p>
          </table:table-cell>
          <table:table-cell office:value-type="string">
            <text:p>B</text:p>
          </table:table-cell>
          <table:table-cell table:style-name="ce7" table:formula="of:=SUM(VLOOKUP([.S8]; [.$AF$2:.$AG$14]; 2; 0); VLOOKUP([.T8]; [.$AF$2:.$AG$14]; 2; 0))/200*0.15" office:value-type="float" office:value="0.13125">
            <text:p>0.13125</text:p>
          </table:table-cell>
          <table:table-cell/>
          <table:table-cell office:value-type="float" office:value="60">
            <text:p>60</text:p>
          </table:table-cell>
          <table:table-cell table:formula="of:=MIN([.W8]; 120) / 60 * 0.1" office:value-type="float" office:value="0.1">
            <text:p>0.10000</text:p>
          </table:table-cell>
          <table:table-cell/>
          <table:table-cell table:style-name="ce13" table:formula="of:=[.F8] + [.I8] + [.M8] + [.Q8] +  [.U8] + [.X8]" office:value-type="float" office:value="0.86475">
            <text:p>0.86475</text:p>
          </table:table-cell>
          <table:table-cell table:formula="of:=IF([.Z8]&gt;=0.9875;&quot;A+&quot;;  IF([.Z8]&gt;=0.96; &quot;A&quot;; IF([.Z8]&gt;=0.93; &quot;A-&quot;; IF([.Z8]&gt;=0.89; &quot;B+&quot;; IF([.Z8]&gt;=0.86;&quot;B&quot;; IF([.Z8]&gt;=0.83; &quot;B-&quot;; IF([.Z8]&gt;=79; &quot;C+&quot;; IF([.Z8]&gt;=0.76;&quot;C&quot;; IF([.Z8]&gt;=0.73; &quot;C-&quot;; IF([.Z8]&gt;=0.69; &quot;D+&quot;; IF([.Z8]&gt;=0.66;&quot;D&quot;; IF([.Z8]&gt;=0.63; &quot;D-&quot;; &quot;F&quot;))))))))))))" office:value-type="string" office:string-value="B">
            <text:p>B</text:p>
          </table:table-cell>
          <table:table-cell table:style-name="ce17" table:formula="of:=IF([.Z8]&gt;=0.9875;&quot;A+&quot;;  IF([.Z8]&gt;=0.94; &quot;A&quot;; IF([.Z8]&gt;=0.9; &quot;A-&quot;; IF([.Z8]&gt;=0.87; &quot;B+&quot;; IF([.Z8]&gt;=0.84;&quot;B&quot;; IF([.Z8]&gt;=0.8; &quot;B-&quot;; IF([.Z8]&gt;=0.77; &quot;C+&quot;; IF([.Z8]&gt;=0.74;&quot;C&quot;; IF([.Z8]&gt;=0.7; &quot;C-&quot;; IF([.Z8]&gt;=0.67; &quot;D+&quot;; IF([.Z8]&gt;=0.64;&quot;D&quot;; IF([.Z8]&gt;=0.6; &quot;D-&quot;; &quot;F&quot;))))))))))))" office:value-type="string" office:string-value="B">
            <text:p>B</text:p>
          </table:table-cell>
          <table:table-cell table:style-name="ce16" table:formula="of:=VLOOKUP([.AA8]; [.$AI$2:.$AJ$14]; 2; 0)" office:value-type="float" office:value="3">
            <text:p>3</text:p>
          </table:table-cell>
          <table:table-cell table:style-name="ce16" table:formula="of:=VLOOKUP([.AB8]; [.$AI$2:.$AJ$14]; 2; 0)" office:value-type="float" office:value="3">
            <text:p>3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rk Hollis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-</text:p>
          </table:table-cell>
          <table:table-cell table:style-name="ce7" table:formula="of:=(SUM(VLOOKUP([.B9]; [.$AF$2:.$AG$14]; 2; 0); VLOOKUP([.C9]; [.$AF$2:.$AG$14]; 2; 0); VLOOKUP([.D9]; [.$AF$2:.$AG$14]; 2; 0); VLOOKUP([.E9]; [.$AF$2:.$AG$14]; 2; 0)))/400*0.4" office:value-type="float" office:value="0.328">
            <text:p>0.32800</text:p>
          </table:table-cell>
          <table:table-cell/>
          <table:table-cell table:style-name="ce5" office:value-type="float" office:value="73">
            <text:p>73</text:p>
          </table:table-cell>
          <table:table-cell table:style-name="ce7" table:formula="of:=[.H9]/80*0.1" office:value-type="float" office:value="0.09125">
            <text:p>0.09125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7" table:formula="of:=SUM(VLOOKUP([.K9]; [.$AF$2:.$AG$14]; 2; 0); VLOOKUP([.L9]; [.$AF$2:.$AG$14]; 2; 0))/200*0.1" office:value-type="float" office:value="0.0845">
            <text:p>0.0845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7" table:formula="of:=SUM(VLOOKUP([.O9]; [.$AF$2:.$AG$14]; 2; 0); VLOOKUP([.P9]; [.$AF$2:.$AG$14]; 2; 0))/200*0.15" office:value-type="float" office:value="0.13125">
            <text:p>0.13125</text:p>
          </table:table-cell>
          <table:table-cell/>
          <table:table-cell table:style-name="ce5" office:value-type="string">
            <text:p>B</text:p>
          </table:table-cell>
          <table:table-cell office:value-type="string">
            <text:p>B</text:p>
          </table:table-cell>
          <table:table-cell table:style-name="ce7" table:formula="of:=SUM(VLOOKUP([.S9]; [.$AF$2:.$AG$14]; 2; 0); VLOOKUP([.T9]; [.$AF$2:.$AG$14]; 2; 0))/200*0.15" office:value-type="float" office:value="0.129">
            <text:p>0.12900</text:p>
          </table:table-cell>
          <table:table-cell/>
          <table:table-cell office:value-type="float" office:value="50">
            <text:p>50</text:p>
          </table:table-cell>
          <table:table-cell table:formula="of:=MIN([.W9]; 120) / 60 * 0.1" office:value-type="float" office:value="0.0833333333333333">
            <text:p>0.08333</text:p>
          </table:table-cell>
          <table:table-cell/>
          <table:table-cell table:style-name="ce13" table:formula="of:=[.F9] + [.I9] + [.M9] + [.Q9] +  [.U9] + [.X9]" office:value-type="float" office:value="0.847333333333333">
            <text:p>0.84733</text:p>
          </table:table-cell>
          <table:table-cell table:formula="of:=IF([.Z9]&gt;=0.9875;&quot;A+&quot;;  IF([.Z9]&gt;=0.96; &quot;A&quot;; IF([.Z9]&gt;=0.93; &quot;A-&quot;; IF([.Z9]&gt;=0.89; &quot;B+&quot;; IF([.Z9]&gt;=0.86;&quot;B&quot;; IF([.Z9]&gt;=0.83; &quot;B-&quot;; IF([.Z9]&gt;=79; &quot;C+&quot;; IF([.Z9]&gt;=0.76;&quot;C&quot;; IF([.Z9]&gt;=0.73; &quot;C-&quot;; IF([.Z9]&gt;=0.69; &quot;D+&quot;; IF([.Z9]&gt;=0.66;&quot;D&quot;; IF([.Z9]&gt;=0.63; &quot;D-&quot;; &quot;F&quot;))))))))))))" office:value-type="string" office:string-value="B-">
            <text:p>B-</text:p>
          </table:table-cell>
          <table:table-cell table:style-name="ce17" table:formula="of:=IF([.Z9]&gt;=0.9875;&quot;A+&quot;;  IF([.Z9]&gt;=0.94; &quot;A&quot;; IF([.Z9]&gt;=0.9; &quot;A-&quot;; IF([.Z9]&gt;=0.87; &quot;B+&quot;; IF([.Z9]&gt;=0.84;&quot;B&quot;; IF([.Z9]&gt;=0.8; &quot;B-&quot;; IF([.Z9]&gt;=0.77; &quot;C+&quot;; IF([.Z9]&gt;=0.74;&quot;C&quot;; IF([.Z9]&gt;=0.7; &quot;C-&quot;; IF([.Z9]&gt;=0.67; &quot;D+&quot;; IF([.Z9]&gt;=0.64;&quot;D&quot;; IF([.Z9]&gt;=0.6; &quot;D-&quot;; &quot;F&quot;))))))))))))" office:value-type="string" office:string-value="B">
            <text:p>B</text:p>
          </table:table-cell>
          <table:table-cell table:style-name="ce16" table:formula="of:=VLOOKUP([.AA9]; [.$AI$2:.$AJ$14]; 2; 0)" office:value-type="float" office:value="2.7">
            <text:p>2.7</text:p>
          </table:table-cell>
          <table:table-cell table:style-name="ce16" table:formula="of:=VLOOKUP([.AB9]; [.$AI$2:.$AJ$14]; 2; 0)" office:value-type="float" office:value="3">
            <text:p>3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lton McCurdy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style-name="ce7" table:formula="of:=(SUM(VLOOKUP([.B10]; [.$AF$2:.$AG$14]; 2; 0); VLOOKUP([.C10]; [.$AF$2:.$AG$14]; 2; 0); VLOOKUP([.D10]; [.$AF$2:.$AG$14]; 2; 0); VLOOKUP([.E10]; [.$AF$2:.$AG$14]; 2; 0)))/400*0.4" office:value-type="float" office:value="0.368">
            <text:p>0.36800</text:p>
          </table:table-cell>
          <table:table-cell/>
          <table:table-cell table:style-name="ce5" office:value-type="float" office:value="75">
            <text:p>75</text:p>
          </table:table-cell>
          <table:table-cell table:style-name="ce7" table:formula="of:=[.H10]/80*0.1" office:value-type="float" office:value="0.09375">
            <text:p>0.09375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K10]; [.$AF$2:.$AG$14]; 2; 0); VLOOKUP([.L10]; [.$AF$2:.$AG$14]; 2; 0))/200*0.1" office:value-type="float" office:value="0.096">
            <text:p>0.096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O10]; [.$AF$2:.$AG$14]; 2; 0); VLOOKUP([.P10]; [.$AF$2:.$AG$14]; 2; 0))/200*0.15" office:value-type="float" office:value="0.144">
            <text:p>0.14400</text:p>
          </table:table-cell>
          <table:table-cell/>
          <table:table-cell table:style-name="ce5" office:value-type="string">
            <text:p>A</text:p>
          </table:table-cell>
          <table:table-cell office:value-type="string">
            <text:p>A-</text:p>
          </table:table-cell>
          <table:table-cell table:style-name="ce7" table:formula="of:=SUM(VLOOKUP([.S10]; [.$AF$2:.$AG$14]; 2; 0); VLOOKUP([.T10]; [.$AF$2:.$AG$14]; 2; 0))/200*0.15" office:value-type="float" office:value="0.14175">
            <text:p>0.14175</text:p>
          </table:table-cell>
          <table:table-cell/>
          <table:table-cell office:value-type="float" office:value="60">
            <text:p>60</text:p>
          </table:table-cell>
          <table:table-cell table:formula="of:=MIN([.W10]; 120) / 60 * 0.1" office:value-type="float" office:value="0.1">
            <text:p>0.10000</text:p>
          </table:table-cell>
          <table:table-cell/>
          <table:table-cell table:style-name="ce13" table:formula="of:=[.F10] + [.I10] + [.M10] + [.Q10] +  [.U10] + [.X10]" office:value-type="float" office:value="0.9435">
            <text:p>0.94350</text:p>
          </table:table-cell>
          <table:table-cell table:formula="of:=IF([.Z10]&gt;=0.9875;&quot;A+&quot;;  IF([.Z10]&gt;=0.96; &quot;A&quot;; IF([.Z10]&gt;=0.93; &quot;A-&quot;; IF([.Z10]&gt;=0.89; &quot;B+&quot;; IF([.Z10]&gt;=0.86;&quot;B&quot;; IF([.Z10]&gt;=0.83; &quot;B-&quot;; IF([.Z10]&gt;=79; &quot;C+&quot;; IF([.Z10]&gt;=0.76;&quot;C&quot;; IF([.Z10]&gt;=0.73; &quot;C-&quot;; IF([.Z10]&gt;=0.69; &quot;D+&quot;; IF([.Z10]&gt;=0.66;&quot;D&quot;; IF([.Z10]&gt;=0.63; &quot;D-&quot;; &quot;F&quot;))))))))))))" office:value-type="string" office:string-value="A-">
            <text:p>A-</text:p>
          </table:table-cell>
          <table:table-cell table:style-name="ce17" table:formula="of:=IF([.Z10]&gt;=0.9875;&quot;A+&quot;;  IF([.Z10]&gt;=0.94; &quot;A&quot;; IF([.Z10]&gt;=0.9; &quot;A-&quot;; IF([.Z10]&gt;=0.87; &quot;B+&quot;; IF([.Z10]&gt;=0.84;&quot;B&quot;; IF([.Z10]&gt;=0.8; &quot;B-&quot;; IF([.Z10]&gt;=0.77; &quot;C+&quot;; IF([.Z10]&gt;=0.74;&quot;C&quot;; IF([.Z10]&gt;=0.7; &quot;C-&quot;; IF([.Z10]&gt;=0.67; &quot;D+&quot;; IF([.Z10]&gt;=0.64;&quot;D&quot;; IF([.Z10]&gt;=0.6; &quot;D-&quot;; &quot;F&quot;))))))))))))" office:value-type="string" office:string-value="A">
            <text:p>A</text:p>
          </table:table-cell>
          <table:table-cell table:style-name="ce16" table:formula="of:=VLOOKUP([.AA10]; [.$AI$2:.$AJ$14]; 2; 0)" office:value-type="float" office:value="3.7">
            <text:p>3.7</text:p>
          </table:table-cell>
          <table:table-cell table:style-name="ce16" table:formula="of:=VLOOKUP([.AB10]; [.$AI$2:.$AJ$14]; 2; 0)" office:value-type="float" office:value="4">
            <text:p>4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evin McIntyre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style-name="ce7" table:formula="of:=(SUM(VLOOKUP([.B11]; [.$AF$2:.$AG$14]; 2; 0); VLOOKUP([.C11]; [.$AF$2:.$AG$14]; 2; 0); VLOOKUP([.D11]; [.$AF$2:.$AG$14]; 2; 0); VLOOKUP([.E11]; [.$AF$2:.$AG$14]; 2; 0)))/400*0.4" office:value-type="float" office:value="0.348">
            <text:p>0.34800</text:p>
          </table:table-cell>
          <table:table-cell/>
          <table:table-cell table:style-name="ce5" office:value-type="float" office:value="76">
            <text:p>76</text:p>
          </table:table-cell>
          <table:table-cell table:style-name="ce7" table:formula="of:=[.H11]/80*0.1" office:value-type="float" office:value="0.095">
            <text:p>0.0950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A-</text:p>
          </table:table-cell>
          <table:table-cell table:style-name="ce7" table:formula="of:=SUM(VLOOKUP([.K11]; [.$AF$2:.$AG$14]; 2; 0); VLOOKUP([.L11]; [.$AF$2:.$AG$14]; 2; 0))/200*0.1" office:value-type="float" office:value="0.088">
            <text:p>0.08800</text:p>
          </table:table-cell>
          <table:table-cell/>
          <table:table-cell table:number-columns-repeated="2" table:style-name="ce5" office:value-type="string">
            <text:p>B-</text:p>
          </table:table-cell>
          <table:table-cell table:style-name="ce7" table:formula="of:=SUM(VLOOKUP([.O11]; [.$AF$2:.$AG$14]; 2; 0); VLOOKUP([.P11]; [.$AF$2:.$AG$14]; 2; 0))/200*0.15" office:value-type="float" office:value="0.1245">
            <text:p>0.12450</text:p>
          </table:table-cell>
          <table:table-cell/>
          <table:table-cell table:style-name="ce5" office:value-type="string">
            <text:p>C+</text:p>
          </table:table-cell>
          <table:table-cell office:value-type="string">
            <text:p>B-</text:p>
          </table:table-cell>
          <table:table-cell table:style-name="ce7" table:formula="of:=SUM(VLOOKUP([.S11]; [.$AF$2:.$AG$14]; 2; 0); VLOOKUP([.T11]; [.$AF$2:.$AG$14]; 2; 0))/200*0.15" office:value-type="float" office:value="0.1215">
            <text:p>0.12150</text:p>
          </table:table-cell>
          <table:table-cell/>
          <table:table-cell office:value-type="float" office:value="60">
            <text:p>60</text:p>
          </table:table-cell>
          <table:table-cell table:formula="of:=MIN([.W11]; 120) / 60 * 0.1" office:value-type="float" office:value="0.1">
            <text:p>0.10000</text:p>
          </table:table-cell>
          <table:table-cell/>
          <table:table-cell table:style-name="ce13" table:formula="of:=[.F11] + [.I11] + [.M11] + [.Q11] +  [.U11] + [.X11]" office:value-type="float" office:value="0.877">
            <text:p>0.87700</text:p>
          </table:table-cell>
          <table:table-cell table:formula="of:=IF([.Z11]&gt;=0.9875;&quot;A+&quot;;  IF([.Z11]&gt;=0.96; &quot;A&quot;; IF([.Z11]&gt;=0.93; &quot;A-&quot;; IF([.Z11]&gt;=0.89; &quot;B+&quot;; IF([.Z11]&gt;=0.86;&quot;B&quot;; IF([.Z11]&gt;=0.83; &quot;B-&quot;; IF([.Z11]&gt;=79; &quot;C+&quot;; IF([.Z11]&gt;=0.76;&quot;C&quot;; IF([.Z11]&gt;=0.73; &quot;C-&quot;; IF([.Z11]&gt;=0.69; &quot;D+&quot;; IF([.Z11]&gt;=0.66;&quot;D&quot;; IF([.Z11]&gt;=0.63; &quot;D-&quot;; &quot;F&quot;))))))))))))" office:value-type="string" office:string-value="B">
            <text:p>B</text:p>
          </table:table-cell>
          <table:table-cell table:style-name="ce17" table:formula="of:=IF([.Z11]&gt;=0.9875;&quot;A+&quot;;  IF([.Z11]&gt;=0.94; &quot;A&quot;; IF([.Z11]&gt;=0.9; &quot;A-&quot;; IF([.Z11]&gt;=0.87; &quot;B+&quot;; IF([.Z11]&gt;=0.84;&quot;B&quot;; IF([.Z11]&gt;=0.8; &quot;B-&quot;; IF([.Z11]&gt;=0.77; &quot;C+&quot;; IF([.Z11]&gt;=0.74;&quot;C&quot;; IF([.Z11]&gt;=0.7; &quot;C-&quot;; IF([.Z11]&gt;=0.67; &quot;D+&quot;; IF([.Z11]&gt;=0.64;&quot;D&quot;; IF([.Z11]&gt;=0.6; &quot;D-&quot;; &quot;F&quot;))))))))))))" office:value-type="string" office:string-value="B+">
            <text:p>B+</text:p>
          </table:table-cell>
          <table:table-cell table:style-name="ce16" table:formula="of:=VLOOKUP([.AA11]; [.$AI$2:.$AJ$14]; 2; 0)" office:value-type="float" office:value="3">
            <text:p>3</text:p>
          </table:table-cell>
          <table:table-cell table:style-name="ce16" table:formula="of:=VLOOKUP([.AB11]; [.$AI$2:.$AJ$14]; 2; 0)" office:value-type="float" office:value="3.3">
            <text:p>3.3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Elizabeth Person</text:p>
          </table:table-cell>
          <table:table-cell table:number-columns-repeated="4" office:value-type="string">
            <text:p>A</text:p>
          </table:table-cell>
          <table:table-cell table:style-name="ce7" table:formula="of:=(SUM(VLOOKUP([.B12]; [.$AF$2:.$AG$14]; 2; 0); VLOOKUP([.C12]; [.$AF$2:.$AG$14]; 2; 0); VLOOKUP([.D12]; [.$AF$2:.$AG$14]; 2; 0); VLOOKUP([.E12]; [.$AF$2:.$AG$14]; 2; 0)))/400*0.4" office:value-type="float" office:value="0.384">
            <text:p>0.38400</text:p>
          </table:table-cell>
          <table:table-cell/>
          <table:table-cell table:style-name="ce5" office:value-type="float" office:value="77">
            <text:p>77</text:p>
          </table:table-cell>
          <table:table-cell table:style-name="ce7" table:formula="of:=[.H12]/80*0.1" office:value-type="float" office:value="0.09625">
            <text:p>0.09625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7" table:formula="of:=SUM(VLOOKUP([.K12]; [.$AF$2:.$AG$14]; 2; 0); VLOOKUP([.L12]; [.$AF$2:.$AG$14]; 2; 0))/200*0.1" office:value-type="float" office:value="0.091">
            <text:p>0.091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O12]; [.$AF$2:.$AG$14]; 2; 0); VLOOKUP([.P12]; [.$AF$2:.$AG$14]; 2; 0))/200*0.15" office:value-type="float" office:value="0.144">
            <text:p>0.14400</text:p>
          </table:table-cell>
          <table:table-cell/>
          <table:table-cell table:style-name="ce5" office:value-type="string">
            <text:p>B+</text:p>
          </table:table-cell>
          <table:table-cell office:value-type="string">
            <text:p>B+</text:p>
          </table:table-cell>
          <table:table-cell table:style-name="ce7" table:formula="of:=SUM(VLOOKUP([.S12]; [.$AF$2:.$AG$14]; 2; 0); VLOOKUP([.T12]; [.$AF$2:.$AG$14]; 2; 0))/200*0.15" office:value-type="float" office:value="0.1335">
            <text:p>0.13350</text:p>
          </table:table-cell>
          <table:table-cell/>
          <table:table-cell office:value-type="float" office:value="60">
            <text:p>60</text:p>
          </table:table-cell>
          <table:table-cell table:formula="of:=MIN([.W12]; 120) / 60 * 0.1" office:value-type="float" office:value="0.1">
            <text:p>0.10000</text:p>
          </table:table-cell>
          <table:table-cell/>
          <table:table-cell table:style-name="ce13" table:formula="of:=[.F12] + [.I12] + [.M12] + [.Q12] +  [.U12] + [.X12]" office:value-type="float" office:value="0.94875">
            <text:p>0.94875</text:p>
          </table:table-cell>
          <table:table-cell table:formula="of:=IF([.Z12]&gt;=0.9875;&quot;A+&quot;;  IF([.Z12]&gt;=0.96; &quot;A&quot;; IF([.Z12]&gt;=0.93; &quot;A-&quot;; IF([.Z12]&gt;=0.89; &quot;B+&quot;; IF([.Z12]&gt;=0.86;&quot;B&quot;; IF([.Z12]&gt;=0.83; &quot;B-&quot;; IF([.Z12]&gt;=79; &quot;C+&quot;; IF([.Z12]&gt;=0.76;&quot;C&quot;; IF([.Z12]&gt;=0.73; &quot;C-&quot;; IF([.Z12]&gt;=0.69; &quot;D+&quot;; IF([.Z12]&gt;=0.66;&quot;D&quot;; IF([.Z12]&gt;=0.63; &quot;D-&quot;; &quot;F&quot;))))))))))))" office:value-type="string" office:string-value="A-">
            <text:p>A-</text:p>
          </table:table-cell>
          <table:table-cell table:style-name="ce17" table:formula="of:=IF([.Z12]&gt;=0.9875;&quot;A+&quot;;  IF([.Z12]&gt;=0.94; &quot;A&quot;; IF([.Z12]&gt;=0.9; &quot;A-&quot;; IF([.Z12]&gt;=0.87; &quot;B+&quot;; IF([.Z12]&gt;=0.84;&quot;B&quot;; IF([.Z12]&gt;=0.8; &quot;B-&quot;; IF([.Z12]&gt;=0.77; &quot;C+&quot;; IF([.Z12]&gt;=0.74;&quot;C&quot;; IF([.Z12]&gt;=0.7; &quot;C-&quot;; IF([.Z12]&gt;=0.67; &quot;D+&quot;; IF([.Z12]&gt;=0.64;&quot;D&quot;; IF([.Z12]&gt;=0.6; &quot;D-&quot;; &quot;F&quot;))))))))))))" office:value-type="string" office:string-value="A">
            <text:p>A</text:p>
          </table:table-cell>
          <table:table-cell table:style-name="ce16" table:formula="of:=VLOOKUP([.AA12]; [.$AI$2:.$AJ$14]; 2; 0)" office:value-type="float" office:value="3.7">
            <text:p>3.7</text:p>
          </table:table-cell>
          <table:table-cell table:style-name="ce16" table:formula="of:=VLOOKUP([.AB12]; [.$AI$2:.$AJ$14]; 2; 0)"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ichard Spencer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A-</text:p>
          </table:table-cell>
          <table:table-cell table:style-name="ce7" table:formula="of:=(SUM(VLOOKUP([.B13]; [.$AF$2:.$AG$14]; 2; 0); VLOOKUP([.C13]; [.$AF$2:.$AG$14]; 2; 0); VLOOKUP([.D13]; [.$AF$2:.$AG$14]; 2; 0); VLOOKUP([.E13]; [.$AF$2:.$AG$14]; 2; 0)))/400*0.4" office:value-type="float" office:value="0.378">
            <text:p>0.37800</text:p>
          </table:table-cell>
          <table:table-cell/>
          <table:table-cell table:style-name="ce5" office:value-type="float" office:value="72">
            <text:p>72</text:p>
          </table:table-cell>
          <table:table-cell table:style-name="ce7" table:formula="of:=[.H13]/80*0.1" office:value-type="float" office:value="0.09">
            <text:p>0.090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7" table:formula="of:=SUM(VLOOKUP([.K13]; [.$AF$2:.$AG$14]; 2; 0); VLOOKUP([.L13]; [.$AF$2:.$AG$14]; 2; 0))/200*0.1" office:value-type="float" office:value="0.091">
            <text:p>0.091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O13]; [.$AF$2:.$AG$14]; 2; 0); VLOOKUP([.P13]; [.$AF$2:.$AG$14]; 2; 0))/200*0.15" office:value-type="float" office:value="0.144">
            <text:p>0.14400</text:p>
          </table:table-cell>
          <table:table-cell/>
          <table:table-cell table:style-name="ce5" office:value-type="string">
            <text:p>B+</text:p>
          </table:table-cell>
          <table:table-cell office:value-type="string">
            <text:p>B</text:p>
          </table:table-cell>
          <table:table-cell table:style-name="ce7" table:formula="of:=SUM(VLOOKUP([.S13]; [.$AF$2:.$AG$14]; 2; 0); VLOOKUP([.T13]; [.$AF$2:.$AG$14]; 2; 0))/200*0.15" office:value-type="float" office:value="0.13125">
            <text:p>0.13125</text:p>
          </table:table-cell>
          <table:table-cell/>
          <table:table-cell office:value-type="float" office:value="50">
            <text:p>50</text:p>
          </table:table-cell>
          <table:table-cell table:formula="of:=MIN([.W13]; 120) / 60 * 0.1" office:value-type="float" office:value="0.0833333333333333">
            <text:p>0.08333</text:p>
          </table:table-cell>
          <table:table-cell/>
          <table:table-cell table:style-name="ce13" table:formula="of:=[.F13] + [.I13] + [.M13] + [.Q13] +  [.U13] + [.X13]" office:value-type="float" office:value="0.917583333333333">
            <text:p>0.91758</text:p>
          </table:table-cell>
          <table:table-cell table:formula="of:=IF([.Z13]&gt;=0.9875;&quot;A+&quot;;  IF([.Z13]&gt;=0.96; &quot;A&quot;; IF([.Z13]&gt;=0.93; &quot;A-&quot;; IF([.Z13]&gt;=0.89; &quot;B+&quot;; IF([.Z13]&gt;=0.86;&quot;B&quot;; IF([.Z13]&gt;=0.83; &quot;B-&quot;; IF([.Z13]&gt;=79; &quot;C+&quot;; IF([.Z13]&gt;=0.76;&quot;C&quot;; IF([.Z13]&gt;=0.73; &quot;C-&quot;; IF([.Z13]&gt;=0.69; &quot;D+&quot;; IF([.Z13]&gt;=0.66;&quot;D&quot;; IF([.Z13]&gt;=0.63; &quot;D-&quot;; &quot;F&quot;))))))))))))" office:value-type="string" office:string-value="B+">
            <text:p>B+</text:p>
          </table:table-cell>
          <table:table-cell table:style-name="ce17" table:formula="of:=IF([.Z13]&gt;=0.9875;&quot;A+&quot;;  IF([.Z13]&gt;=0.94; &quot;A&quot;; IF([.Z13]&gt;=0.9; &quot;A-&quot;; IF([.Z13]&gt;=0.87; &quot;B+&quot;; IF([.Z13]&gt;=0.84;&quot;B&quot;; IF([.Z13]&gt;=0.8; &quot;B-&quot;; IF([.Z13]&gt;=0.77; &quot;C+&quot;; IF([.Z13]&gt;=0.74;&quot;C&quot;; IF([.Z13]&gt;=0.7; &quot;C-&quot;; IF([.Z13]&gt;=0.67; &quot;D+&quot;; IF([.Z13]&gt;=0.64;&quot;D&quot;; IF([.Z13]&gt;=0.6; &quot;D-&quot;; &quot;F&quot;))))))))))))" office:value-type="string" office:string-value="A-">
            <text:p>A-</text:p>
          </table:table-cell>
          <table:table-cell table:style-name="ce16" table:formula="of:=VLOOKUP([.AA13]; [.$AI$2:.$AJ$14]; 2; 0)" office:value-type="float" office:value="3.3">
            <text:p>3.3</text:p>
          </table:table-cell>
          <table:table-cell table:style-name="ce16" table:formula="of:=VLOOKUP([.AB13]; [.$AI$2:.$AJ$14]; 2; 0)" office:value-type="float" office:value="3.7">
            <text:p>3.7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Herbert Torrance</text:p>
          </table:table-cell>
          <table:table-cell office:value-type="string">
            <text:p>B-</text:p>
          </table:table-cell>
          <table:table-cell table:number-columns-repeated="3" office:value-type="string">
            <text:p>C+</text:p>
          </table:table-cell>
          <table:table-cell table:style-name="ce7" table:formula="of:=(SUM(VLOOKUP([.B14]; [.$AF$2:.$AG$14]; 2; 0); VLOOKUP([.C14]; [.$AF$2:.$AG$14]; 2; 0); VLOOKUP([.D14]; [.$AF$2:.$AG$14]; 2; 0); VLOOKUP([.E14]; [.$AF$2:.$AG$14]; 2; 0)))/400*0.4" office:value-type="float" office:value="0.32">
            <text:p>0.32000</text:p>
          </table:table-cell>
          <table:table-cell/>
          <table:table-cell table:style-name="ce5" office:value-type="float" office:value="65">
            <text:p>65</text:p>
          </table:table-cell>
          <table:table-cell table:style-name="ce7" table:formula="of:=[.H14]/80*0.1" office:value-type="float" office:value="0.08125">
            <text:p>0.08125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7" table:formula="of:=SUM(VLOOKUP([.K14]; [.$AF$2:.$AG$14]; 2; 0); VLOOKUP([.L14]; [.$AF$2:.$AG$14]; 2; 0))/200*0.1" office:value-type="float" office:value="0.0845">
            <text:p>0.0845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7" table:formula="of:=SUM(VLOOKUP([.O14]; [.$AF$2:.$AG$14]; 2; 0); VLOOKUP([.P14]; [.$AF$2:.$AG$14]; 2; 0))/200*0.15" office:value-type="float" office:value="0.13425">
            <text:p>0.13425</text:p>
          </table:table-cell>
          <table:table-cell/>
          <table:table-cell table:style-name="ce5" office:value-type="string">
            <text:p>B+</text:p>
          </table:table-cell>
          <table:table-cell office:value-type="string">
            <text:p>B-</text:p>
          </table:table-cell>
          <table:table-cell table:style-name="ce7" table:formula="of:=SUM(VLOOKUP([.S14]; [.$AF$2:.$AG$14]; 2; 0); VLOOKUP([.T14]; [.$AF$2:.$AG$14]; 2; 0))/200*0.15" office:value-type="float" office:value="0.129">
            <text:p>0.12900</text:p>
          </table:table-cell>
          <table:table-cell/>
          <table:table-cell office:value-type="float" office:value="40">
            <text:p>40</text:p>
          </table:table-cell>
          <table:table-cell table:formula="of:=MIN([.W14]; 120) / 60 * 0.1" office:value-type="float" office:value="0.0666666666666667">
            <text:p>0.06667</text:p>
          </table:table-cell>
          <table:table-cell/>
          <table:table-cell table:style-name="ce13" table:formula="of:=[.F14] + [.I14] + [.M14] + [.Q14] +  [.U14] + [.X14]" office:value-type="float" office:value="0.815666666666667">
            <text:p>0.81567</text:p>
          </table:table-cell>
          <table:table-cell table:formula="of:=IF([.Z14]&gt;=0.9875;&quot;A+&quot;;  IF([.Z14]&gt;=0.96; &quot;A&quot;; IF([.Z14]&gt;=0.93; &quot;A-&quot;; IF([.Z14]&gt;=0.89; &quot;B+&quot;; IF([.Z14]&gt;=0.86;&quot;B&quot;; IF([.Z14]&gt;=0.83; &quot;B-&quot;; IF([.Z14]&gt;=79; &quot;C+&quot;; IF([.Z14]&gt;=0.76;&quot;C&quot;; IF([.Z14]&gt;=0.73; &quot;C-&quot;; IF([.Z14]&gt;=0.69; &quot;D+&quot;; IF([.Z14]&gt;=0.66;&quot;D&quot;; IF([.Z14]&gt;=0.63; &quot;D-&quot;; &quot;F&quot;))))))))))))" office:value-type="string" office:string-value="C">
            <text:p>C</text:p>
          </table:table-cell>
          <table:table-cell table:style-name="ce17" table:formula="of:=IF([.Z14]&gt;=0.9875;&quot;A+&quot;;  IF([.Z14]&gt;=0.94; &quot;A&quot;; IF([.Z14]&gt;=0.9; &quot;A-&quot;; IF([.Z14]&gt;=0.87; &quot;B+&quot;; IF([.Z14]&gt;=0.84;&quot;B&quot;; IF([.Z14]&gt;=0.8; &quot;B-&quot;; IF([.Z14]&gt;=0.77; &quot;C+&quot;; IF([.Z14]&gt;=0.74;&quot;C&quot;; IF([.Z14]&gt;=0.7; &quot;C-&quot;; IF([.Z14]&gt;=0.67; &quot;D+&quot;; IF([.Z14]&gt;=0.64;&quot;D&quot;; IF([.Z14]&gt;=0.6; &quot;D-&quot;; &quot;F&quot;))))))))))))" office:value-type="string" office:string-value="B-">
            <text:p>B-</text:p>
          </table:table-cell>
          <table:table-cell table:style-name="ce16" table:formula="of:=VLOOKUP([.AA14]; [.$AI$2:.$AJ$14]; 2; 0)" office:value-type="float" office:value="2">
            <text:p>2</text:p>
          </table:table-cell>
          <table:table-cell table:style-name="ce16" table:formula="of:=VLOOKUP([.AB14]; [.$AI$2:.$AJ$14]; 2; 0)" office:value-type="float" office:value="2.7">
            <text:p>2.7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William Wagoner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2" office:value-type="string">
            <text:p>D</text:p>
          </table:table-cell>
          <table:table-cell table:style-name="ce7" table:formula="of:=(SUM(VLOOKUP([.B15]; [.$AF$2:.$AG$14]; 2; 0); VLOOKUP([.C15]; [.$AF$2:.$AG$14]; 2; 0); VLOOKUP([.D15]; [.$AF$2:.$AG$14]; 2; 0); VLOOKUP([.E15]; [.$AF$2:.$AG$14]; 2; 0)))/400*0.4" office:value-type="float" office:value="0.301">
            <text:p>0.30100</text:p>
          </table:table-cell>
          <table:table-cell/>
          <table:table-cell table:style-name="ce5" office:value-type="float" office:value="69">
            <text:p>69</text:p>
          </table:table-cell>
          <table:table-cell table:style-name="ce7" table:formula="of:=[.H15]/80*0.1" office:value-type="float" office:value="0.08625">
            <text:p>0.08625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B+</text:p>
          </table:table-cell>
          <table:table-cell table:style-name="ce7" table:formula="of:=SUM(VLOOKUP([.K15]; [.$AF$2:.$AG$14]; 2; 0); VLOOKUP([.L15]; [.$AF$2:.$AG$14]; 2; 0))/200*0.1" office:value-type="float" office:value="0.086">
            <text:p>0.08600</text:p>
          </table:table-cell>
          <table:table-cell/>
          <table:table-cell table:style-name="ce5" office:value-type="string">
            <text:p>C-</text:p>
          </table:table-cell>
          <table:table-cell table:style-name="ce5" office:value-type="string">
            <text:p>B</text:p>
          </table:table-cell>
          <table:table-cell table:style-name="ce7" table:formula="of:=SUM(VLOOKUP([.O15]; [.$AF$2:.$AG$14]; 2; 0); VLOOKUP([.P15]; [.$AF$2:.$AG$14]; 2; 0))/200*0.15" office:value-type="float" office:value="0.11925">
            <text:p>0.11925</text:p>
          </table:table-cell>
          <table:table-cell/>
          <table:table-cell table:style-name="ce5" office:value-type="string">
            <text:p>B-</text:p>
          </table:table-cell>
          <table:table-cell office:value-type="string">
            <text:p>B-</text:p>
          </table:table-cell>
          <table:table-cell table:style-name="ce7" table:formula="of:=SUM(VLOOKUP([.S15]; [.$AF$2:.$AG$14]; 2; 0); VLOOKUP([.T15]; [.$AF$2:.$AG$14]; 2; 0))/200*0.15" office:value-type="float" office:value="0.1245">
            <text:p>0.12450</text:p>
          </table:table-cell>
          <table:table-cell/>
          <table:table-cell office:value-type="float" office:value="60">
            <text:p>60</text:p>
          </table:table-cell>
          <table:table-cell table:formula="of:=MIN([.W15]; 120) / 60 * 0.1" office:value-type="float" office:value="0.1">
            <text:p>0.10000</text:p>
          </table:table-cell>
          <table:table-cell/>
          <table:table-cell table:style-name="ce13" table:formula="of:=[.F15] + [.I15] + [.M15] + [.Q15] +  [.U15] + [.X15]" office:value-type="float" office:value="0.817">
            <text:p>0.81700</text:p>
          </table:table-cell>
          <table:table-cell table:formula="of:=IF([.Z15]&gt;=0.9875;&quot;A+&quot;;  IF([.Z15]&gt;=0.96; &quot;A&quot;; IF([.Z15]&gt;=0.93; &quot;A-&quot;; IF([.Z15]&gt;=0.89; &quot;B+&quot;; IF([.Z15]&gt;=0.86;&quot;B&quot;; IF([.Z15]&gt;=0.83; &quot;B-&quot;; IF([.Z15]&gt;=79; &quot;C+&quot;; IF([.Z15]&gt;=0.76;&quot;C&quot;; IF([.Z15]&gt;=0.73; &quot;C-&quot;; IF([.Z15]&gt;=0.69; &quot;D+&quot;; IF([.Z15]&gt;=0.66;&quot;D&quot;; IF([.Z15]&gt;=0.63; &quot;D-&quot;; &quot;F&quot;))))))))))))" office:value-type="string" office:string-value="C">
            <text:p>C</text:p>
          </table:table-cell>
          <table:table-cell table:style-name="ce17" table:formula="of:=IF([.Z15]&gt;=0.9875;&quot;A+&quot;;  IF([.Z15]&gt;=0.94; &quot;A&quot;; IF([.Z15]&gt;=0.9; &quot;A-&quot;; IF([.Z15]&gt;=0.87; &quot;B+&quot;; IF([.Z15]&gt;=0.84;&quot;B&quot;; IF([.Z15]&gt;=0.8; &quot;B-&quot;; IF([.Z15]&gt;=0.77; &quot;C+&quot;; IF([.Z15]&gt;=0.74;&quot;C&quot;; IF([.Z15]&gt;=0.7; &quot;C-&quot;; IF([.Z15]&gt;=0.67; &quot;D+&quot;; IF([.Z15]&gt;=0.64;&quot;D&quot;; IF([.Z15]&gt;=0.6; &quot;D-&quot;; &quot;F&quot;))))))))))))" office:value-type="string" office:string-value="B-">
            <text:p>B-</text:p>
          </table:table-cell>
          <table:table-cell table:style-name="ce16" table:formula="of:=VLOOKUP([.AA15]; [.$AI$2:.$AJ$14]; 2; 0)" office:value-type="float" office:value="2">
            <text:p>2</text:p>
          </table:table-cell>
          <table:table-cell table:style-name="ce16" table:formula="of:=VLOOKUP([.AB15]; [.$AI$2:.$AJ$14]; 2; 0)" office:value-type="float" office:value="2.7">
            <text:p>2.7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3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Timothy Witensk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B</text:p>
          </table:table-cell>
          <table:table-cell table:style-name="ce7" table:formula="of:=(SUM(VLOOKUP([.B16]; [.$AF$2:.$AG$14]; 2; 0); VLOOKUP([.C16]; [.$AF$2:.$AG$14]; 2; 0); VLOOKUP([.D16]; [.$AF$2:.$AG$14]; 2; 0); VLOOKUP([.E16]; [.$AF$2:.$AG$14]; 2; 0)))/400*0.4" office:value-type="float" office:value="0.344">
            <text:p>0.34400</text:p>
          </table:table-cell>
          <table:table-cell/>
          <table:table-cell table:style-name="ce5" office:value-type="float" office:value="76">
            <text:p>76</text:p>
          </table:table-cell>
          <table:table-cell table:style-name="ce7" table:formula="of:=[.H16]/80*0.1" office:value-type="float" office:value="0.095">
            <text:p>0.095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7" table:formula="of:=SUM(VLOOKUP([.K16]; [.$AF$2:.$AG$14]; 2; 0); VLOOKUP([.L16]; [.$AF$2:.$AG$14]; 2; 0))/200*0.1" office:value-type="float" office:value="0.091">
            <text:p>0.091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C+</text:p>
          </table:table-cell>
          <table:table-cell table:style-name="ce7" table:formula="of:=SUM(VLOOKUP([.O16]; [.$AF$2:.$AG$14]; 2; 0); VLOOKUP([.P16]; [.$AF$2:.$AG$14]; 2; 0))/200*0.15" office:value-type="float" office:value="0.129">
            <text:p>0.12900</text:p>
          </table:table-cell>
          <table:table-cell/>
          <table:table-cell table:style-name="ce5" office:value-type="string">
            <text:p>B-</text:p>
          </table:table-cell>
          <table:table-cell office:value-type="string">
            <text:p>B</text:p>
          </table:table-cell>
          <table:table-cell table:style-name="ce7" table:formula="of:=SUM(VLOOKUP([.S16]; [.$AF$2:.$AG$14]; 2; 0); VLOOKUP([.T16]; [.$AF$2:.$AG$14]; 2; 0))/200*0.15" office:value-type="float" office:value="0.12675">
            <text:p>0.12675</text:p>
          </table:table-cell>
          <table:table-cell/>
          <table:table-cell office:value-type="float" office:value="60">
            <text:p>60</text:p>
          </table:table-cell>
          <table:table-cell table:formula="of:=MIN([.W16]; 120) / 60 * 0.1" office:value-type="float" office:value="0.1">
            <text:p>0.10000</text:p>
          </table:table-cell>
          <table:table-cell/>
          <table:table-cell table:style-name="ce13" table:formula="of:=[.F16] + [.I16] + [.M16] + [.Q16] +  [.U16] + [.X16]" office:value-type="float" office:value="0.88575">
            <text:p>0.88575</text:p>
          </table:table-cell>
          <table:table-cell table:formula="of:=IF([.Z16]&gt;=0.9875;&quot;A+&quot;;  IF([.Z16]&gt;=0.96; &quot;A&quot;; IF([.Z16]&gt;=0.93; &quot;A-&quot;; IF([.Z16]&gt;=0.89; &quot;B+&quot;; IF([.Z16]&gt;=0.86;&quot;B&quot;; IF([.Z16]&gt;=0.83; &quot;B-&quot;; IF([.Z16]&gt;=79; &quot;C+&quot;; IF([.Z16]&gt;=0.76;&quot;C&quot;; IF([.Z16]&gt;=0.73; &quot;C-&quot;; IF([.Z16]&gt;=0.69; &quot;D+&quot;; IF([.Z16]&gt;=0.66;&quot;D&quot;; IF([.Z16]&gt;=0.63; &quot;D-&quot;; &quot;F&quot;))))))))))))" office:value-type="string" office:string-value="B">
            <text:p>B</text:p>
          </table:table-cell>
          <table:table-cell table:style-name="ce17" table:formula="of:=IF([.Z16]&gt;=0.9875;&quot;A+&quot;;  IF([.Z16]&gt;=0.94; &quot;A&quot;; IF([.Z16]&gt;=0.9; &quot;A-&quot;; IF([.Z16]&gt;=0.87; &quot;B+&quot;; IF([.Z16]&gt;=0.84;&quot;B&quot;; IF([.Z16]&gt;=0.8; &quot;B-&quot;; IF([.Z16]&gt;=0.77; &quot;C+&quot;; IF([.Z16]&gt;=0.74;&quot;C&quot;; IF([.Z16]&gt;=0.7; &quot;C-&quot;; IF([.Z16]&gt;=0.67; &quot;D+&quot;; IF([.Z16]&gt;=0.64;&quot;D&quot;; IF([.Z16]&gt;=0.6; &quot;D-&quot;; &quot;F&quot;))))))))))))" office:value-type="string" office:string-value="B+">
            <text:p>B+</text:p>
          </table:table-cell>
          <table:table-cell table:style-name="ce16" table:formula="of:=VLOOKUP([.AA16]; [.$AI$2:.$AJ$14]; 2; 0)" office:value-type="float" office:value="3">
            <text:p>3</text:p>
          </table:table-cell>
          <table:table-cell table:style-name="ce16" table:formula="of:=VLOOKUP([.AB16]; [.$AI$2:.$AJ$14]; 2; 0)" office:value-type="float" office:value="3.3">
            <text:p>3.3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8"/>
          <table:table-cell table:number-columns-repeated="16"/>
          <table:table-cell table:style-name="Default" table:number-columns-repeated="3"/>
          <table:table-cell table:number-columns-repeated="990"/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8"/>
          <table:table-cell table:number-columns-repeated="16"/>
          <table:table-cell table:style-name="ce15" table:formula="of:=AVERAGE([.Z2:.Z16])" office:value-type="float" office:value="0.882127777777778">
            <text:p>0.88213</text:p>
          </table:table-cell>
          <table:table-cell table:style-name="ce17" table:formula="of:=IF([.Z19]&gt;=0.9875;&quot;A+&quot;;IF([.Z19]&gt;=0.96;&quot;A&quot;;IF([.Z19]&gt;=0.93;&quot;A-&quot;;IF([.Z19]&gt;=0.89;&quot;B+&quot;;IF([.Z19]&gt;=0.86;&quot;B&quot;;IF([.Z19]&gt;=0.83;&quot;B-&quot;;IF([.Z19]&gt;=0.79;&quot;C+&quot;;IF([.Z19]&gt;=0.76;&quot;C&quot;;IF([.Z19]&gt;=0.73;&quot;C-&quot;;IF([.Z19]&gt;=0.69;&quot;D+&quot;;IF([.Z19]&gt;=0.66;&quot;D&quot;;IF([.Z19]&gt;=0.63;&quot;D-&quot;;&quot;F&quot;))))))))))))" office:value-type="string" office:string-value="B">
            <text:p>B</text:p>
          </table:table-cell>
          <table:table-cell table:style-name="ce17" table:formula="of:=IF([.Z19]&gt;=0.9875;&quot;A+&quot;;  IF([.Z19]&gt;=0.94; &quot;A&quot;; IF([.Z19]&gt;=0.9; &quot;A-&quot;; IF([.Z19]&gt;=0.87; &quot;B+&quot;; IF([.Z19]&gt;=0.84;&quot;B&quot;; IF([.Z19]&gt;=0.8; &quot;B-&quot;; IF([.Z19]&gt;=0.77; &quot;C+&quot;; IF([.Z19]&gt;=0.74;&quot;C&quot;; IF([.Z19]&gt;=0.7; &quot;C-&quot;; IF([.Z19]&gt;=0.67; &quot;D+&quot;; IF([.Z19]&gt;=0.64;&quot;D&quot;; IF([.Z19]&gt;=0.6; &quot;D-&quot;; &quot;F&quot;))))))))))))" office:value-type="string" office:string-value="B+">
            <text:p>B+</text:p>
          </table:table-cell>
          <table:table-cell table:style-name="ce17" table:formula="of:=AVERAGE([.AC2:.AC16])" office:value-type="float" office:value="2.98">
            <text:p>2.98</text:p>
          </table:table-cell>
          <table:table-cell table:style-name="ce17" table:formula="of:=AVERAGE([.AD2:.AD16])" office:value-type="float" office:value="3.34">
            <text:p>3.34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8"/>
          <table:table-cell table:number-columns-repeated="1009"/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8"/>
          <table:table-cell table:number-columns-repeated="16"/>
          <table:table-cell table:style-name="Default"/>
          <table:table-cell table:number-columns-repeated="992"/>
        </table:table-row>
        <table:table-row table:style-name="ro1" table:number-rows-repeated="7">
          <table:table-cell table:number-columns-repeated="5"/>
          <table:table-cell table:style-name="ce8"/>
          <table:table-cell table:number-columns-repeated="2"/>
          <table:table-cell table:style-name="ce8"/>
          <table:table-cell table:number-columns-repeated="1009"/>
        </table:table-row>
        <table:table-row table:style-name="ro1">
          <table:table-cell table:number-columns-repeated="5"/>
          <table:table-cell table:style-name="ce8"/>
          <table:table-cell table:number-columns-repeated="1012"/>
        </table:table-row>
        <table:table-row table:style-name="ro1" table:number-rows-repeated="1048546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/00/0000</text:date>, <text:time style:data-style-name="N2" text:time-value="0000-00-00T15:49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3-12-19T16:26:05</dc:date>
    <dc:creator>Gregory Kapfhammer</dc:creator>
    <meta:editing-duration>P2DT17H39M4S</meta:editing-duration>
    <meta:editing-cycles>155</meta:editing-cycles>
    <meta:generator>LibreOffice/4.0.4.2$Linux_X86_64 LibreOffice_project/400m0$Build-2</meta:generator>
    <meta:document-statistic meta:table-count="1" meta:cell-count="535" meta:object-count="0"/>
  </office:meta>
</office:document-meta>
</file>